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0"/>
    <style:style style:name="ce13" style:family="table-cell" style:parent-style-name="Default" style:data-style-name="N36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36"/>
    <style:style style:name="ce15" style:family="table-cell" style:parent-style-name="Default" style:data-style-name="N36">
      <style:table-cell-properties fo:border="none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Version_Of_TestCase" table:style-name="ta1">
        <table:table-column table:style-name="co1" table:default-cell-style-name="ce12"/>
        <table:table-column table:style-name="co1" table:number-columns-repeated="2" table:default-cell-style-name="ce14"/>
        <table:table-column table:style-name="co1" table:number-columns-repeated="1021" table:default-cell-style-name="ce12"/>
        <table:table-row table:style-name="ro1">
          <table:table-cell table:style-name="ce11" office:value-type="string" calcext:value-type="string">
            <text:p>version</text:p>
          </table:table-cell>
          <table:table-cell table:style-name="ce13" office:value-type="string" calcext:value-type="string">
            <text:p>date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1.00</text:p>
          </table:table-cell>
          <table:table-cell office:value-type="date" office:date-value="2017-03-21" calcext:value-type="date">
            <text:p>2017/03/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1</text:p>
          </table:table-cell>
          <table:table-cell office:value-type="date" office:date-value="2017-06-16" calcext:value-type="date">
            <text:p>2017/06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</text:p>
          </table:table-cell>
          <table:table-cell office:value-type="date" office:date-value="2017-08-22" calcext:value-type="date">
            <text:p>2017/08/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3</text:p>
          </table:table-cell>
          <table:table-cell office:value-type="date" office:date-value="2017-10-20" calcext:value-type="date">
            <text:p>2017/10/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4</text:p>
          </table:table-cell>
          <table:table-cell office:value-type="date" office:date-value="2018-02-01" calcext:value-type="date">
            <text:p>2018/02/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5</text:p>
          </table:table-cell>
          <table:table-cell office:value-type="date" office:date-value="2018-04-11" calcext:value-type="date">
            <text:p>2018/04/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6</text:p>
          </table:table-cell>
          <table:table-cell office:value-type="date" office:date-value="2018-04-27" calcext:value-type="date">
            <text:p>2018/04/27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00/00/00</text:date>, <text:time style:data-style-name="N2" text:time-value="19:03:18.86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9:03:26.669000000</meta:creation-date>
    <meta:editing-duration>P0D</meta:editing-duration>
    <meta:editing-cycles>1</meta:editing-cycles>
    <meta:generator>LibreOffice/5.4.5.1$Windows_X86_64 LibreOffice_project/79c9829dd5d8054ec39a82dc51cd9eff340dbee8</meta:generator>
    <meta:document-statistic meta:table-count="1" meta:cell-count="16" meta:object-count="0"/>
  </office:meta>
</office:document-meta>
</file>